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bf13"/>
    </style:style>
    <style:style style:name="P2" style:family="paragraph" style:parent-style-name="Standard">
      <style:paragraph-properties fo:text-align="start" style:justify-single-word="false"/>
      <style:text-properties officeooo:paragraph-rsid="0001a682"/>
    </style:style>
    <style:style style:name="P3" style:family="paragraph" style:parent-style-name="Standard">
      <style:paragraph-properties fo:text-align="start" style:justify-single-word="false"/>
      <style:text-properties officeooo:paragraph-rsid="00142485"/>
    </style:style>
    <style:style style:name="P4" style:family="paragraph" style:parent-style-name="Text_20_body">
      <style:paragraph-properties fo:text-align="start" style:justify-single-word="false"/>
      <style:text-properties officeooo:paragraph-rsid="002c0d57"/>
    </style:style>
    <style:style style:name="P5" style:family="paragraph" style:parent-style-name="Text_20_body">
      <style:paragraph-properties fo:text-align="start" style:justify-single-word="false"/>
      <style:text-properties officeooo:paragraph-rsid="002ce731"/>
    </style:style>
    <style:style style:name="P6" style:family="paragraph" style:parent-style-name="Standard">
      <style:paragraph-properties fo:text-align="start" style:justify-single-word="false"/>
      <style:text-properties officeooo:rsid="001464bc" officeooo:paragraph-rsid="0023c4de"/>
    </style:style>
    <style:style style:name="P7" style:family="paragraph" style:parent-style-name="Standard">
      <style:paragraph-properties fo:text-align="start" style:justify-single-word="false"/>
      <style:text-properties officeooo:rsid="001464bc" officeooo:paragraph-rsid="0034a2d9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464bc" officeooo:paragraph-rsid="001464b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0" style:family="paragraph" style:parent-style-name="Text_20_body">
      <style:text-properties style:font-name="Bahnschrift Light SemiCondensed"/>
    </style:style>
    <style:style style:name="P11" style:family="paragraph" style:parent-style-name="Text_20_body">
      <style:text-properties style:font-name="Bahnschrift Light SemiCondensed" fo:font-size="12pt" officeooo:paragraph-rsid="0036c086" style:font-size-asian="12pt" style:font-size-complex="12pt"/>
    </style:style>
    <style:style style:name="P12" style:family="paragraph" style:parent-style-name="Text_20_body">
      <style:text-properties officeooo:paragraph-rsid="002ce731"/>
    </style:style>
    <style:style style:name="P13" style:family="paragraph" style:parent-style-name="Text_20_body">
      <style:text-properties officeooo:paragraph-rsid="0036c086"/>
    </style:style>
    <style:style style:name="P14" style:family="paragraph" style:parent-style-name="Standard">
      <style:paragraph-properties fo:text-align="center" style:justify-single-word="false"/>
      <style:text-properties officeooo:rsid="0000bf13" officeooo:paragraph-rsid="0000bf13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style="normal" fo:font-weight="bold" officeooo:rsid="00164d33" officeooo:paragraph-rsid="00164d3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bold" officeooo:rsid="00182820" officeooo:paragraph-rsid="0018282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25b47f"/>
    </style:style>
    <style:style style:name="P19" style:family="paragraph" style:parent-style-name="Text_20_body" style:list-style-name="L1">
      <style:text-properties officeooo:paragraph-rsid="00124ebd"/>
    </style:style>
    <style:style style:name="P20" style:family="paragraph" style:parent-style-name="Text_20_body" style:list-style-name="L1">
      <style:text-properties style:font-name="Bahnschrift Light SemiCondensed" officeooo:rsid="0003824f" officeooo:paragraph-rsid="0003824f"/>
    </style:style>
    <style:style style:name="P21" style:family="paragraph" style:parent-style-name="Text_20_body" style:list-style-name="L1">
      <style:text-properties style:font-name="Bahnschrift Light SemiCondensed" officeooo:paragraph-rsid="0003fc36"/>
    </style:style>
    <style:style style:name="P22" style:family="paragraph" style:parent-style-name="Text_20_body" style:list-style-name="L2"/>
    <style:style style:name="P23" style:family="paragraph" style:parent-style-name="Text_20_body" style:list-style-name="L5">
      <style:paragraph-properties fo:margin-top="0cm" fo:margin-bottom="0cm" style:contextual-spacing="false"/>
      <style:text-properties officeooo:paragraph-rsid="002ce731"/>
    </style:style>
    <style:style style:name="P24" style:family="paragraph" style:parent-style-name="Text_20_body" style:list-style-name="L5">
      <style:text-properties officeooo:paragraph-rsid="002ce731"/>
    </style:style>
    <style:style style:name="T1" style:family="text">
      <style:text-properties fo:color="#ff0000" loext:opacity="100%" style:font-name="Bahnschrift Light SemiCondensed1" fo:font-size="28pt" fo:language="pt" fo:country="BR" fo:font-style="italic" fo:font-weight="bold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2" style:family="text">
      <style:text-properties fo:color="#ff0000" loext:opacity="100%" style:font-name="Bahnschrift Light SemiCondensed1" fo:font-size="28pt" fo:language="pt" fo:country="BR" fo:font-style="italic" fo:font-weight="bold" officeooo:rsid="0001a682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3" style:family="text">
      <style:text-properties fo:color="#ff0000" loext:opacity="100%" style:font-name="Bahnschrift Light SemiCondensed1" fo:font-size="28pt" fo:language="pt" fo:country="BR" fo:font-style="italic" fo:font-weight="bold" officeooo:rsid="003cc487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5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6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1a682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7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5b47f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8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c0d57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9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8ea45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10" style:family="text">
      <style:text-properties style:use-window-font-color="true" loext:opacity="0%" style:font-name="Bahnschrift Light SemiCondensed1" fo:font-size="12pt" fo:language="pt" fo:country="BR" fo:font-style="normal" style:text-underline-style="none" officeooo:rsid="002c0d57" style:font-size-asian="12pt" style:font-style-asian="normal" style:font-name-complex="Bahnschrift Light SemiCondensed2" style:font-size-complex="12pt" style:font-style-complex="normal"/>
    </style:style>
    <style:style style:name="T11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2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01a682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5b47f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c0d57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5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9b36b" style:font-size-asian="12pt" style:font-weight-asian="bold" style:font-name-complex="Bahnschrift Light SemiCondensed2" style:font-size-complex="12pt" style:font-weight-complex="bold"/>
    </style:style>
    <style:style style:name="T16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aa780" style:font-size-asian="12pt" style:font-weight-asian="bold" style:font-name-complex="Bahnschrift Light SemiCondensed2" style:font-size-complex="12pt" style:font-weight-complex="bold"/>
    </style:style>
    <style:style style:name="T17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b6f01" style:font-size-asian="12pt" style:font-weight-asian="bold" style:font-name-complex="Bahnschrift Light SemiCondensed2" style:font-size-complex="12pt" style:font-weight-complex="bold"/>
    </style:style>
    <style:style style:name="T18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e4196" style:font-size-asian="12pt" style:font-weight-asian="bold" style:font-name-complex="Bahnschrift Light SemiCondensed2" style:font-size-complex="12pt" style:font-weight-complex="bold"/>
    </style:style>
    <style:style style:name="T19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2100f4" style:font-size-asian="12pt" style:font-weight-asian="bold" style:font-name-complex="Bahnschrift Light SemiCondensed2" style:font-size-complex="12pt" style:font-weight-complex="bold"/>
    </style:style>
    <style:style style:name="T20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c92bd" style:font-size-asian="12pt" style:font-weight-asian="normal" style:font-name-complex="Bahnschrift Light SemiCondensed2" style:font-size-complex="12pt" style:font-weight-complex="normal"/>
    </style:style>
    <style:style style:name="T21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e4196" style:font-size-asian="12pt" style:font-weight-asian="normal" style:font-name-complex="Bahnschrift Light SemiCondensed2" style:font-size-complex="12pt" style:font-weight-complex="normal"/>
    </style:style>
    <style:style style:name="T22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2100f4" style:font-size-asian="12pt" style:font-weight-asian="normal" style:font-name-complex="Bahnschrift Light SemiCondensed2" style:font-size-complex="12pt" style:font-weight-complex="normal"/>
    </style:style>
    <style:style style:name="T23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01a682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4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142485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5" style:family="text">
      <style:text-properties style:use-window-font-color="true" loext:opacity="0%" style:font-name="Bahnschrift Light SemiCondensed1" fo:font-size="16pt" fo:language="pt" fo:country="BR" style:text-underline-style="none" fo:font-weight="bold" style:font-size-asian="14pt" style:font-weight-asian="bold" style:font-name-complex="Bahnschrift Light SemiCondensed2" style:font-size-complex="16pt" style:font-weight-complex="bold"/>
    </style:style>
    <style:style style:name="T26" style:family="text">
      <style:text-properties style:use-window-font-color="true" loext:opacity="0%" style:font-name="Bahnschrift Light SemiCondensed1" fo:font-size="16pt" fo:language="pt" fo:country="BR" style:text-underline-style="none" fo:font-weight="bold" officeooo:rsid="0001a682" style:font-size-asian="14pt" style:font-weight-asian="bold" style:font-name-complex="Bahnschrift Light SemiCondensed2" style:font-size-complex="16pt" style:font-weight-complex="bold"/>
    </style:style>
    <style:style style:name="T27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8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23c4de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9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1464bc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0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34a2d9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1" style:family="text">
      <style:text-properties style:use-window-font-color="true" loext:opacity="0%" style:font-name="Bahnschrift Light SemiCondensed1" fo:language="pt" fo:country="BR" style:text-underline-style="none" style:font-name-complex="Bahnschrift Light SemiCondensed2"/>
    </style:style>
    <style:style style:name="T32" style:family="text">
      <style:text-properties style:use-window-font-color="true" loext:opacity="0%" style:font-name="Bahnschrift Light SemiCondensed1" fo:language="pt" fo:country="BR" style:text-underline-style="none" officeooo:rsid="001464bc" style:font-name-complex="Bahnschrift Light SemiCondensed2"/>
    </style:style>
    <style:style style:name="T33" style:family="text">
      <style:text-properties style:use-window-font-color="true" loext:opacity="0%" style:font-name="Bahnschrift Light SemiCondensed1" fo:language="pt" fo:country="BR" style:text-underline-style="none" fo:font-weight="normal" style:font-weight-asian="normal" style:font-name-complex="Bahnschrift Light SemiCondensed2" style:font-weight-complex="normal"/>
    </style:style>
    <style:style style:name="T34" style:family="text">
      <style:text-properties style:use-window-font-color="true" loext:opacity="0%" style:font-name="Bahnschrift Light SemiCondensed1" fo:language="pt" fo:country="BR" style:text-underline-style="none" fo:font-weight="normal" officeooo:rsid="0019b36b" style:font-weight-asian="normal" style:font-name-complex="Bahnschrift Light SemiCondensed2" style:font-weight-complex="normal"/>
    </style:style>
    <style:style style:name="T35" style:family="text">
      <style:text-properties style:use-window-font-color="true" loext:opacity="0%" style:font-name="Nimbus Mono PS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2c0d57" style:font-size-asian="12pt" style:font-style-asian="normal" style:font-size-complex="12pt" style:font-style-complex="normal"/>
    </style:style>
    <style:style style:name="T38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eb35c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c0d57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3824f" style:font-weight-asian="bold" style:font-weight-complex="bold"/>
    </style:style>
    <style:style style:name="T42" style:family="text">
      <style:text-properties fo:font-weight="bold" officeooo:rsid="0003fc36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4fe93" style:font-weight-asian="normal" style:font-weight-complex="normal"/>
    </style:style>
    <style:style style:name="T45" style:family="text">
      <style:text-properties fo:font-weight="normal" officeooo:rsid="0003fc36" style:font-weight-asian="normal" style:font-weight-complex="normal"/>
    </style:style>
    <style:style style:name="T46" style:family="text">
      <style:text-properties fo:font-weight="normal" officeooo:rsid="000eefb6" style:font-weight-asian="normal" style:font-weight-complex="normal"/>
    </style:style>
    <style:style style:name="T47" style:family="text">
      <style:text-properties officeooo:rsid="0004fe93"/>
    </style:style>
    <style:style style:name="T48" style:family="text">
      <style:text-properties officeooo:rsid="000e6050"/>
    </style:style>
    <style:style style:name="T49" style:family="text">
      <style:text-properties officeooo:rsid="000e96de"/>
    </style:style>
    <style:style style:name="T50" style:family="text">
      <style:text-properties style:font-name="Bahnschrift Light SemiCondensed"/>
    </style:style>
    <style:style style:name="T51" style:family="text">
      <style:text-properties style:font-name="Bahnschrift Light SemiCondensed" officeooo:rsid="0003824f"/>
    </style:style>
    <style:style style:name="T52" style:family="text">
      <style:text-properties style:font-name="Bahnschrift Light SemiCondensed" fo:font-weight="bold" style:font-weight-asian="bold" style:font-weight-complex="bold"/>
    </style:style>
    <style:style style:name="T53" style:family="text">
      <style:text-properties style:font-name="Bahnschrift Light SemiCondensed" fo:font-weight="bold" officeooo:rsid="0003824f" style:font-weight-asian="bold" style:font-weight-complex="bold"/>
    </style:style>
    <style:style style:name="T54" style:family="text">
      <style:text-properties style:font-name="Bahnschrift Light SemiCondensed" fo:font-weight="bold" officeooo:rsid="00124ebd" style:font-weight-asian="bold" style:font-weight-complex="bold"/>
    </style:style>
    <style:style style:name="T55" style:family="text">
      <style:text-properties style:font-name="Bahnschrift Light SemiCondensed" fo:font-weight="bold" officeooo:rsid="003bbcc3" style:font-weight-asian="bold" style:font-weight-complex="bold"/>
    </style:style>
    <style:style style:name="T56" style:family="text">
      <style:text-properties style:font-name="Bahnschrift Light SemiCondensed" fo:font-weight="normal" officeooo:rsid="00124ebd" style:font-weight-asian="normal" style:font-weight-complex="normal"/>
    </style:style>
    <style:style style:name="T57" style:family="text">
      <style:text-properties style:font-name="Bahnschrift Light SemiCondensed" fo:font-weight="normal" officeooo:rsid="003bbcc3" style:font-weight-asian="normal" style:font-weight-complex="normal"/>
    </style:style>
    <style:style style:name="T58" style:family="text">
      <style:text-properties style:font-name="Bahnschrift Light SemiCondensed" officeooo:rsid="002eb35c"/>
    </style:style>
    <style:style style:name="T59" style:family="text">
      <style:text-properties style:font-name="Bahnschrift Light SemiCondensed" officeooo:rsid="003026c4"/>
    </style:style>
    <style:style style:name="T60" style:family="text">
      <style:text-properties style:font-name="Bahnschrift Light SemiCondensed" fo:font-size="12pt" style:font-size-asian="12pt" style:font-size-complex="12pt"/>
    </style:style>
    <style:style style:name="T61" style:family="text">
      <style:text-properties style:font-name="Bahnschrift Light SemiCondensed" officeooo:rsid="003bbcc3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Protocolo SNMP </text:span><text:span text:style-name="T2">( Simple Network Managment Protocol)</text:span></text:p>
      <text:p text:style-name="P14" loext:marker-style-name="T1"><text:span text:style-name="T1"/></text:p>
      <text:p text:style-name="P1"><text:span text:style-name="T4"><text:tab/>N</text:span><text:span text:style-name="T5">este tópico da Maratona Backend veremos um pouco sobre o procolo de rede SNMP. Esse protocolo atua na sétima camada do modelo OSI, por sua vez na camada de Aplicação do Modelo TCP/IP.</text:span></text:p>
      <text:p text:style-name="P1"><text:span text:style-name="T23"/></text:p>
      <text:p text:style-name="P2"><text:span text:style-name="T23"><text:tab/></text:span><text:span text:style-name="T6">O protocolo SNMP é um protocolo para gerenciamento de redes, onde o administrador do sistema consegue monitorar, controlar e gerenciar dispostivos de uma rede, como </text:span><text:span text:style-name="T12">roteadores, servidores, impressoras, firewalls, e entre outros.</text:span></text:p>
      <text:p text:style-name="P2"><text:span text:style-name="T5"/></text:p>
      <text:p text:style-name="Text_20_body"><text:tab/><text:span text:style-name="T50">O </text:span><text:span text:style-name="Strong_20_Emphasis"><text:span text:style-name="T50">SNMP</text:span></text:span><text:span text:style-name="T50"> é um </text:span><text:span text:style-name="Strong_20_Emphasis"><text:span text:style-name="T50">protocolo de gerenciamento de redes</text:span></text:span><text:span text:style-name="T50"> utilizado para monitorar, controlar e gerenciar dispositivos em uma rede, como </text:span><text:span text:style-name="Strong_20_Emphasis"><text:span text:style-name="T50">roteadores</text:span></text:span><text:span text:style-name="T50">, </text:span><text:span text:style-name="Strong_20_Emphasis"><text:span text:style-name="T50">switches</text:span></text:span><text:span text:style-name="T50">, </text:span><text:span text:style-name="Strong_20_Emphasis"><text:span text:style-name="T50">servidores</text:span></text:span><text:span text:style-name="T50">, </text:span><text:span text:style-name="Strong_20_Emphasis"><text:span text:style-name="T50">impressoras</text:span></text:span><text:span text:style-name="T50">, </text:span><text:span text:style-name="Strong_20_Emphasis"><text:span text:style-name="T50">firewalls</text:span></text:span><text:span text:style-name="T50">, entre outros. Ele permite que os administradores de rede coletem informações sobre o desempenho, estado e configurações desses dispositivos, </text:span><text:span text:style-name="T51">tendo suas principais funções como </text:span><text:span text:style-name="T53">Monitoramento de dispositivos, Gerenciamento remoto e Notificações de falhas.</text:span></text:p>
      <text:p text:style-name="P10"><text:span text:style-name="T41"/></text:p>
      <text:p text:style-name="P3"><text:span text:style-name="T24">Funcionalidades</text:span><text:span text:style-name="T23">:</text:span></text:p>
      <text:p text:style-name="P3"><text:span text:style-name="T23"/></text:p>
      <text:list text:style-name="L1">
        <text:list-item>
          <text:p text:style-name="P20"><text:span text:style-name="T40">Monitoramento de dispositivos:</text:span><text:span text:style-name="T43"> </text:span><text:span text:style-name="T46">Permite a verificação d</text:span>o uso de CPU, largura de banda, estado das portas e mais.</text:p>
        </text:list-item>
        <text:list-item>
          <text:p text:style-name="P21"><text:span text:style-name="T42">Gerenciamento remoto:</text:span><text:span text:style-name="T45"> </text:span><text:span text:style-name="T44">No protocolo SNMP temos senhas ou chaves de acesso que chamamos de comunidades SNMP que permitem que tipo de acesso um determinado administrador pode ter. </text:span>Geralmente essas comunidades atuam com controles simples, como quem pode acessar, <text:span text:style-name="T47">e se é possível verificar apenas a leitura ou também fazer a escrita, </text:span><text:span text:style-name="T48">porém na Comunidade SNMP v3 é implementado para uma maior segurança a criptografia. </text:span><text:span text:style-name="T49">Dependendo do acesso é possível configurar, controlar os dispositivos e até mesmo reniciá-los.</text:span></text:p>
        </text:list-item>
        <text:list-item>
          <text:p text:style-name="P19"><text:span text:style-name="T54">Notificação de falhas: <text:s/></text:span><text:span text:style-name="T56">Permiti o envio de mensagens de alertas de mensagens de falha, sem que der uma falha em um dispositivo ou este atingir um limite de desempenho.</text:span></text:p>
        </text:list-item>
      </text:list>
      <text:list text:style-name="L2">
        <text:list-header>
          <text:p text:style-name="P22"/>
        </text:list-header>
      </text:list>
      <text:p text:style-name="P8"><text:soft-page-break/><text:span text:style-name="T26">C</text:span><text:span text:style-name="T25">omponentes:</text:span></text:p>
      <text:p text:style-name="P8"><text:span text:style-name="T25"/></text:p>
      <text:list text:style-name="L3">
        <text:list-item>
          <text:p text:style-name="P15"><text:span text:style-name="T32">G</text:span><text:span text:style-name="T31">erente (Manager): </text:span><text:span text:style-name="T33">É o sistema que fazer o controle ou monitoramento de um dispositivo.</text:span></text:p>
        </text:list-item>
        <text:list-item>
          <text:p text:style-name="P16"><text:span text:style-name="T31">Agente (Agent): </text:span><text:span text:style-name="T33">São os dispositivos que serão acessados, </text:span><text:span text:style-name="T34">como roteadores, switches, servidores.</text:span></text:p>
        </text:list-item>
        <text:list-item>
          <text:p text:style-name="P17"><text:span text:style-name="T15">M</text:span><text:span text:style-name="T16">IB (Managment Information Base</text:span><text:span text:style-name="T17">)</text:span><text:span text:style-name="T16">: <text:s/></text:span><text:span text:style-name="T20">São os dados específicos do dispositivo agente. Elas são dividas em categorias hierárquicas. </text:span><text:span text:style-name="T21">Todas essas MIBS são classificas atráves de um número indentificador chamado </text:span><text:span text:style-name="T18">OID </text:span><text:span text:style-name="T19">(Object Identifier)</text:span><text:span text:style-name="T22">.</text:span></text:p>
        </text:list-item>
      </text:list>
      <text:p text:style-name="P9"><text:span text:style-name="T22"/></text:p>
      <text:p text:style-name="P9"><text:span text:style-name="T22"/></text:p>
      <text:p text:style-name="P6"><text:span text:style-name="Strong_20_Emphasis"><text:span text:style-name="T28">Funções</text:span></text:span><text:span text:style-name="Strong_20_Emphasis"><text:span text:style-name="T27">:</text:span></text:span></text:p>
      <text:p text:style-name="P6"><text:span text:style-name="Strong_20_Emphasis"><text:span text:style-name="T29"/></text:span></text:p>
      <text:list text:style-name="L4">
        <text:list-item>
          <text:p text:style-name="P18"><text:span text:style-name="Strong_20_Emphasis"><text:span text:style-name="T13">Get: </text:span></text:span><text:span text:style-name="Strong_20_Emphasis"><text:span text:style-name="T7">O gerente solicita uma informação ao agente.</text:span></text:span></text:p>
        </text:list-item>
        <text:list-item>
          <text:p text:style-name="P18"><text:span text:style-name="Strong_20_Emphasis"><text:span text:style-name="T13">Response: </text:span></text:span><text:span text:style-name="Strong_20_Emphasis"><text:span text:style-name="T7">O agente devolve a resposta solicitada ao gerente.</text:span></text:span></text:p>
        </text:list-item>
        <text:list-item>
          <text:p text:style-name="P18"><text:span text:style-name="Strong_20_Emphasis"><text:span text:style-name="T13">Set: </text:span></text:span><text:span text:style-name="Strong_20_Emphasis"><text:span text:style-name="T7">O gerente faz a configuraçãodo do dispositivo.</text:span></text:span></text:p>
        </text:list-item>
        <text:list-item>
          <text:p text:style-name="P18"><text:span text:style-name="Strong_20_Emphasis"><text:span text:style-name="T13">Trap: </text:span></text:span><text:span text:style-name="Strong_20_Emphasis"><text:span text:style-name="T7">O agente retorna mensagens de falha ao gerente.</text:span></text:span></text:p>
        </text:list-item>
      </text:list>
      <text:p text:style-name="P4"><text:span text:style-name="Strong_20_Emphasis"><text:span text:style-name="T7"><text:line-break/></text:span></text:span><text:span text:style-name="Strong_20_Emphasis"><text:span text:style-name="T8">Vamos para a prática?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8">1. </text:span></text:span><text:span text:style-name="Strong_20_Emphasis"><text:span text:style-name="T14">Instalar o Pacote SNMP:</text:span></text:span></text:p>
      <text:p text:style-name="P4"><text:span text:style-name="Strong_20_Emphasis"><text:span text:style-name="T14"><text:tab/></text:span></text:span><text:span text:style-name="Strong_20_Emphasis"><text:span text:style-name="T8">Para isso vamos utilizar o seguinte comando no terminal linux.</text:span></text:span></text:p>
      <text:p text:style-name="P4"><text:span text:style-name="Strong_20_Emphasis"><text:span text:style-name="T8"><text:tab/></text:span></text:span><text:span text:style-name="Source_20_Text"><text:span text:style-name="T35">sudo apt-get install snmp</text:span></text:span></text:p>
      <text:p text:style-name="P4"><text:span text:style-name="Strong_20_Emphasis"><text:span text:style-name="T8">2.</text:span></text:span><text:span text:style-name="Strong_20_Emphasis"><text:span text:style-name="T14"> </text:span></text:span><text:span text:style-name="Strong_20_Emphasis"><text:span text:style-name="T10">C</text:span></text:span><text:span text:style-name="Strong_20_Emphasis"><text:span text:style-name="T14">onsultador o OID Específico:</text:span></text:span></text:p>
      <text:p text:style-name="P5"><text:span text:style-name="Strong_20_Emphasis"><text:span text:style-name="T14"><text:tab/></text:span></text:span><text:span text:style-name="Source_20_Text"><text:span text:style-name="T35">snmpget -v 2c -c COMMUNITY IP_DO_DISPOSITIVO OID</text:span></text:span></text:p>
      <text:list text:style-name="L5">
        <text:list-item>
          <text:p text:style-name="P23"><text:span text:style-name="Source_20_Text"><text:span text:style-name="T52">-v 2c</text:span></text:span><text:span text:style-name="T52">:</text:span><text:span text:style-name="T50"> Especifica a versão do SNMP </text:span><text:span text:style-name="T58">sendo</text:span><text:span text:style-name="T50"> </text:span><text:span text:style-name="Strong_20_Emphasis"><text:span text:style-name="T50">1</text:span></text:span><text:span text:style-name="T50">, <text:s/></text:span><text:span text:style-name="Strong_20_Emphasis"><text:span text:style-name="T50">2c</text:span></text:span><text:span text:style-name="T50"> ou </text:span><text:span text:style-name="Strong_20_Emphasis"><text:span text:style-name="T50">3</text:span></text:span><text:span text:style-name="T50">. </text:span></text:p>
          <text:p text:style-name="P23"><text:span text:style-name="T50"/></text:p>
        </text:list-item>
        <text:list-item>
          <text:p text:style-name="P23"><text:span text:style-name="Source_20_Text"><text:span text:style-name="T52">-c COMMUNITY</text:span></text:span><text:span text:style-name="T52">:</text:span><text:span text:style-name="T50"> A </text:span><text:span text:style-name="Strong_20_Emphasis"><text:span text:style-name="T50">comunidade SNMP</text:span></text:span><text:span text:style-name="T50">, que funciona como uma senha </text:span><text:span text:style-name="T59">sendo </text:span><text:span text:style-name="T52">"public"</text:span><text:span text:style-name="T50"> para leitura e </text:span><text:span text:style-name="T52">"private"</text:span><text:span text:style-name="T50"> para leitura e escrita, </text:span><text:span text:style-name="T61">ou </text:span><text:span text:style-name="T55">“quicksip” </text:span><text:span text:style-name="T57">para permissões personalizadas</text:span><text:span text:style-name="T50">. </text:span></text:p>
          <text:p text:style-name="P23"><text:span text:style-name="T50"/></text:p>
        </text:list-item>
        <text:list-item>
          <text:p text:style-name="P23"><text:span text:style-name="Source_20_Text"><text:span text:style-name="T52">IP_DO_DISPOSITIVO</text:span></text:span><text:span text:style-name="T52">:</text:span><text:span text:style-name="T50"> O </text:span><text:span text:style-name="Strong_20_Emphasis"><text:span text:style-name="T50">IP</text:span></text:span><text:span text:style-name="T50"> do dispositivo SNMP. </text:span></text:p>
          <text:p text:style-name="P23"><text:span text:style-name="T50"/></text:p>
        </text:list-item>
        <text:list-item>
          <text:p text:style-name="P24"><text:span text:style-name="Source_20_Text"><text:span text:style-name="T39">OID:</text:span></text:span><text:span text:style-name="Source_20_Text"><text:span text:style-name="T36"> O </text:span></text:span><text:span text:style-name="Strong_20_Emphasis"><text:span text:style-name="T38">OID</text:span></text:span><text:span text:style-name="Source_20_Text"><text:span text:style-name="T36"> que você quer consultar. </text:span></text:span></text:p>
        </text:list-item>
      </text:list>
      <text:p text:style-name="P12"><text:span text:style-name="Source_20_Text"><text:span text:style-name="T36"/></text:span></text:p>
      <text:p text:style-name="P7"><text:soft-page-break/><text:span text:style-name="Strong_20_Emphasis"><text:span text:style-name="T29"/></text:span></text:p>
      <text:p text:style-name="P7"><text:span text:style-name="Strong_20_Emphasis"><text:span text:style-name="T27">Comand</text:span></text:span><text:span text:style-name="Strong_20_Emphasis"><text:span text:style-name="T30">os comuns</text:span></text:span><text:span text:style-name="Strong_20_Emphasis"><text:span text:style-name="T27">:</text:span></text:span></text:p>
      <text:p text:style-name="P7"><text:span text:style-name="Strong_20_Emphasis"><text:span text:style-name="T27"/></text:span></text:p>
      <text:p text:style-name="P7"><text:span text:style-name="Strong_20_Emphasis"><text:span text:style-name="T11">snmpd -f -L <text:s text:c="3"/>: <text:s text:c="2"/></text:span></text:span><text:span text:style-name="Strong_20_Emphasis"><text:span text:style-name="T9">Usado para inicializar o snmpd no container.</text:span></text:span></text:p>
      <text:p text:style-name="P7"><text:span text:style-name="Strong_20_Emphasis"><text:span text:style-name="T29"/></text:span></text:p>
      <text:p text:style-name="P13"><text:span text:style-name="Source_20_Text"><text:span text:style-name="Strong_20_Emphasis"><text:span text:style-name="T37">snmpget</text:span></text:span></text:span><text:span text:style-name="Source_20_Text"><text:span text:style-name="T36">: Recupera o valor de um objeto específico em um dispositivo de rede.</text:span>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get -v 2c -c public 127.0.0.1 sysUpTime.0</text:span></text:span></text:p>
      <text:p text:style-name="P13"><text:span text:style-name="Source_20_Text"><text:span text:style-name="T60"/></text:span></text:p>
      <text:p text:style-name="P13"><text:span text:style-name="Strong_20_Emphasis"><text:span text:style-name="T60">snmpwalk</text:span></text:span><text:span text:style-name="T60">: Percorre uma subárvore de objetos SNMP, recuperando múltiplos valores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walk -v 2c -c public 127.0.0.1 system</text:span></text:span><text:span text:style-name="T60"> </text:span></text:p>
      <text:p text:style-name="P11"/>
      <text:p text:style-name="P13"><text:span text:style-name="Strong_20_Emphasis"><text:span text:style-name="T60">snmpbulkwalk</text:span></text:span><text:span text:style-name="T60">: Semelhante ao </text:span><text:span text:style-name="Source_20_Text"><text:span text:style-name="T60">snmpwalk</text:span></text:span><text:span text:style-name="T60">, mas utiliza operações bulk para eficiência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bulkwalk -v 2c -c public 127.0.0.1 system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getnext</text:span></text:span><text:span text:style-name="T60">: Recupera o próximo objeto SNMP na hierarquia de MIB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getnext -v 2c -c public 127.0.0.1 sysUpTime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set</text:span></text:span><text:span text:style-name="T60">: Define ou altera o valor de um objeto SNMP em um dispositivo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set -v 2c -c private 127.0.0.1 sysContact.0 s "admin@example.com"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trap</text:span></text:span><text:span text:style-name="T60">: Envia mensagens de notificação (traps) para um gerenciador SNMP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trap -v 2c -c public 127.0.0.1 '' NET-SNMP-EXAMPLES-MIB::netSnmpExampleHeartbeatNotification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trapd</text:span></text:span><text:span text:style-name="T60">: Demon que escuta e processa traps SNMP recebidas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trapd -f -Lo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translate</text:span></text:span><text:span text:style-name="T60">: Converte entre nomes de OIDs e suas representações numéricas.</text:span></text:p>
      <text:p text:style-name="P13"><text:soft-page-break/><text:span text:style-name="Strong_20_Emphasis"><text:span text:style-name="T60">Exemplo</text:span></text:span><text:span text:style-name="T60">: </text:span><text:span text:style-name="Source_20_Text"><text:span text:style-name="T60">snmptranslate -On SNMPv2-MIB::sysDescr.0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status</text:span></text:span><text:span text:style-name="T60">: Fornece um resumo do status de um dispositivo SNMP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status -v 2c -c public 127.0.0.1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df</text:span></text:span><text:span text:style-name="T60">: Exibe informações de uso de disco semelhantes ao comando </text:span><text:span text:style-name="Source_20_Text"><text:span text:style-name="T60">df</text:span></text:span><text:span text:style-name="T60">, mas via SNMP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df -v 2c -c public 127.0.0.1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mib2c</text:span></text:span><text:span text:style-name="T60">: Ferramenta que converte definições MIB em código C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mib2c -c mib2c.scalar.conf myMIB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tkmib</text:span></text:span><text:span text:style-name="T60">: Navegador gráfico de MIB baseado em Perl/Tk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tkmib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usm</text:span></text:span><text:span text:style-name="T60">: Gerencia tabelas de segurança baseadas em usuário para SNMPv3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usm -v 3 -u myUser -l authPriv -a MD5 -A myAuthPass -x DES -X myPrivPass 127.0.0.1 create newUser</text:span></text:span><text:span text:style-name="T60"> </text:span></text:p>
      <text:p text:style-name="P13"><text:span text:style-name="Strong_20_Emphasis"><text:span text:style-name="T60"/></text:span></text:p>
      <text:p text:style-name="P13"><text:span text:style-name="Strong_20_Emphasis"><text:span text:style-name="T60">snmpvacm</text:span></text:span><text:span text:style-name="T60">: Gerencia configurações de controle de acesso baseado em visualização para SNMPv3.</text:span></text:p>
      <text:p text:style-name="P13"><text:span text:style-name="Strong_20_Emphasis"><text:span text:style-name="T60">Exemplo</text:span></text:span><text:span text:style-name="T60">: </text:span><text:span text:style-name="Source_20_Text"><text:span text:style-name="T60">snmpvacm -v 3 -u myUser -l authPriv -a MD5 -A myAuthPass -x DES -X myPrivPass 127.0.0.1 createView myView 1.3.6.1.2.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44:44.984720249</meta:creation-date>
    <dc:date>2025-04-08T09:40:13.919760093</dc:date>
    <meta:editing-duration>PT4H55M6S</meta:editing-duration>
    <meta:editing-cycles>56</meta:editing-cycles>
    <meta:generator>LibreOffice/24.2.7.2$Linux_X86_64 LibreOffice_project/420$Build-2</meta:generator>
    <meta:document-statistic meta:table-count="0" meta:image-count="0" meta:object-count="0" meta:page-count="4" meta:paragraph-count="61" meta:word-count="731" meta:character-count="4828" meta:non-whitespace-character-count="4141"/>
  </office:meta>
</office:document-meta>
</file>